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ual link RGB 4:4:4: SMPTE 372M</text:p>
      <text:p text:style-name="Standard"/>
      <text:p text:style-name="Standard">Payload info: SMPTE 35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1-25T10:47:20</meta:creation-date>
    <dc:creator>Thomas Holm Hansen</dc:creator>
    <dc:date>2006-03-16T17:26:11</dc:date>
    <meta:editing-cycles>3</meta:editing-cycles>
    <meta:editing-duration>PT25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0" meta:character-count="54"/>
  </office:meta>
</office:document-meta>
</file>